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3.064cm"/>
    </style:style>
    <style:style style:name="co4" style:family="table-column">
      <style:table-column-properties fo:break-before="auto" style:column-width="1.991cm"/>
    </style:style>
    <style:style style:name="co5" style:family="table-column">
      <style:table-column-properties fo:break-before="auto" style:column-width="2.889cm"/>
    </style:style>
    <style:style style:name="co6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1.685cm"/>
    </style:style>
    <style:style style:name="co8" style:family="table-column">
      <style:table-column-properties fo:break-before="auto" style:column-width="0.554cm"/>
    </style:style>
    <style:style style:name="co9" style:family="table-column">
      <style:table-column-properties fo:break-before="auto" style:column-width="0.503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0.54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atatable-Top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172"/>
    <style:style style:name="ce6" style:family="table-cell" style:parent-style-name="Default" style:data-style-name="N84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A" table:style-name="ta1">
        <table:table-column table:style-name="co1" table:default-cell-style-name="Datatable-Left"/>
        <table:table-column table:style-name="co2" table:default-cell-style-name="Datatable-Lef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A</text:p>
          </table:table-cell>
          <table:table-cell table:style-name="ce1" office:value-type="string">
            <text:p>Spalte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palte5</text:p>
          </table:table-cell>
          <table:table-cell table:style-name="ce1" office:value-type="string">
            <text:p>Spalte6</text:p>
          </table:table-cell>
          <table:table-cell table:style-name="ce1" office:value-type="string">
            <text:p>Spalte7</text:p>
          </table:table-cell>
          <table:table-cell table:style-name="ce1" office:value-type="string">
            <text:p>Spalte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5</text:p>
          </table:table-cell>
          <table:table-cell table:style-name="ce2"/>
          <table:table-cell office:value-type="string">
            <text:p>A</text:p>
          </table:table-cell>
          <table:table-cell office:value-type="string">
            <text:p>Spalte6Zeile5</text:p>
          </table:table-cell>
          <table:table-cell office:value-type="string">
            <text:p>Spalte7Zeile5</text:p>
          </table:table-cell>
          <table:table-cell office:value-type="float" office:value="1005">
            <text:p>1005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6</text:p>
          </table:table-cell>
          <table:table-cell table:style-name="ce2"/>
          <table:table-cell office:value-type="string">
            <text:p>B</text:p>
          </table:table-cell>
          <table:table-cell office:value-type="string">
            <text:p>Spalte6Zeile6</text:p>
          </table:table-cell>
          <table:table-cell office:value-type="string">
            <text:p>Spalte7Zeile6</text:p>
          </table:table-cell>
          <table:table-cell office:value-type="float" office:value="1006">
            <text:p>1006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Spalte4Zeile7</text:p>
          </table:table-cell>
          <table:table-cell table:style-name="ce2"/>
          <table:table-cell office:value-type="string">
            <text:p>C</text:p>
          </table:table-cell>
          <table:table-cell office:value-type="string">
            <text:p>Spalte6Zeile7</text:p>
          </table:table-cell>
          <table:table-cell office:value-type="string">
            <text:p>Spalte7Zeile7</text:p>
          </table:table-cell>
          <table:table-cell office:value-type="float" office:value="1007">
            <text:p>1007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8</text:p>
          </table:table-cell>
          <table:table-cell table:style-name="ce2"/>
          <table:table-cell office:value-type="string">
            <text:p>D</text:p>
          </table:table-cell>
          <table:table-cell office:value-type="string">
            <text:p>Spalte6Zeile8</text:p>
          </table:table-cell>
          <table:table-cell office:value-type="string">
            <text:p>Spalte7Zeile8</text:p>
          </table:table-cell>
          <table:table-cell office:value-type="float" office:value="1008">
            <text:p>100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9</text:p>
          </table:table-cell>
          <table:table-cell table:style-name="ce2"/>
          <table:table-cell table:number-columns-repeated="2"/>
          <table:table-cell office:value-type="string">
            <text:p>Spalte7Zeile9</text:p>
          </table:table-cell>
          <table:table-cell office:value-type="float" office:value="1009">
            <text:p>1009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10</text:p>
          </table:table-cell>
          <table:table-cell table:style-name="ce2"/>
          <table:table-cell office:value-type="string">
            <text:p>aa</text:p>
          </table:table-cell>
          <table:table-cell office:value-type="string">
            <text:p>aa</text:p>
          </table:table-cell>
          <table:table-cell office:value-type="string">
            <text:p>Spalte7Zeile10</text:p>
          </table:table-cell>
          <table:table-cell office:value-type="float" office:value="1010">
            <text:p>1010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C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Birth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Karl</text:p>
          </table:table-cell>
          <table:table-cell table:style-name="ce3"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156">
            <text:p>156</text:p>
          </table:table-cell>
          <table:table-cell table:style-name="ce5" office:value-type="date" office:date-value="1978-02-12T12:59:59">
            <text:p>1978-02-12 12:59:59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Otto</text:p>
          </table:table-cell>
          <table:table-cell table:style-name="ce3" office:value-type="float" office:value="23">
            <text:p>23</text:p>
          </table:table-cell>
          <table:table-cell office:value-type="string">
            <text:p>male</text:p>
          </table:table-cell>
          <table:table-cell office:value-type="float" office:value="178">
            <text:p>178</text:p>
          </table:table-cell>
          <table:table-cell table:style-name="ce5" office:value-type="date" office:date-value="1962-02-12T14:22:15">
            <text:p>1962-02-12 14:22:15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Dummy</text:p>
          </table:table-cell>
          <table:table-cell table:style-name="ce2"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table:style-name="Default" office:value-type="string">
            <text:p>Rosa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table:style-name="ce4" office:value-type="float" office:value="165.34567">
            <text:p>165.35</text:p>
          </table:table-cell>
          <table:table-cell table:style-name="ce6" office:value-type="date" office:date-value="1992-02-12T01:02:03">
            <text:p>1992-02-12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Default" office:value-type="string">
            <text:p>This is: NamedCellA</text:p>
          </table:table-cell>
          <table:table-cell table:number-columns-repeated="1021"/>
        </table:table-row>
        <table:named-expressions/>
      </table:table>
      <table:table table:name="SheetQuery" table:style-name="ta1">
        <table:table-column table:style-name="co10" table:default-cell-style-name="Datatable-Left"/>
        <table:table-column table:style-name="co11" table:default-cell-style-name="Datatable-Left"/>
        <table:table-column table:style-name="co12" table:default-cell-style-name="Default"/>
        <table:table-column table:style-name="co12" table:default-cell-style-name="ce9"/>
        <table:table-column table:style-name="co13" table:default-cell-style-name="ce9"/>
        <table:table-column table:style-name="co12" table:default-cell-style-name="Default"/>
        <table:table-column table:style-name="co14" table:number-columns-repeated="1018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Equipment</text:p>
          </table:table-cell>
          <table:table-cell table:style-name="Datatable-Top" office:value-type="string">
            <text:p>ID</text:p>
          </table:table-cell>
          <table:table-cell table:style-name="Datatable-Top" office:value-type="string">
            <text:p>Type</text:p>
          </table:table-cell>
          <table:table-cell table:style-name="Datatable-Top" office:value-type="string">
            <text:p>Model</text:p>
          </table:table-cell>
          <table:table-cell table:style-name="Datatable-Top" office:value-type="string">
            <text:p>Serial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1">
            <text:p>1</text:p>
          </table:table-cell>
          <table:table-cell office:value-type="string">
            <text:p>Voltmeter</text:p>
          </table:table-cell>
          <table:table-cell office:value-type="string">
            <text:p>Keysight 34460A</text:p>
          </table:table-cell>
          <table:table-cell table:style-name="ce9" office:value-type="float" office:value="1245678">
            <text:p>1245678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2">
            <text:p>2</text:p>
          </table:table-cell>
          <table:table-cell office:value-type="string">
            <text:p>Multimeter</text:p>
          </table:table-cell>
          <table:table-cell office:value-type="string">
            <text:p>Fluke 787</text:p>
          </table:table-cell>
          <table:table-cell table:style-name="ce9" office:value-type="float" office:value="2234">
            <text:p>2234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3">
            <text:p>3</text:p>
          </table:table-cell>
          <table:table-cell office:value-type="string">
            <text:p>Voltmeter</text:p>
          </table:table-cell>
          <table:table-cell office:value-type="string">
            <text:p>KEYSIGHT U1231A</text:p>
          </table:table-cell>
          <table:table-cell table:style-name="ce9" office:value-type="float" office:value="134555">
            <text:p>13455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Measurement</text:p>
          </table:table-cell>
          <table:table-cell table:style-name="Datatable-Top" office:value-type="string">
            <text:p>Date</text:p>
          </table:table-cell>
          <table:table-cell table:style-name="Datatable-Top" office:value-type="string">
            <text:p>Operator</text:p>
          </table:table-cell>
          <table:table-cell table:style-name="Datatable-Top" office:value-type="string">
            <text:p>Equipment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table:style-name="ce8" office:value-type="date" office:date-value="2017-06-20">
            <text:p>2017-06-20</text:p>
          </table:table-cell>
          <table:table-cell office:value-type="string">
            <text:p>Kar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table:style-name="ce8" office:value-type="date" office:date-value="2017-06-20">
            <text:p>2017-06-20</text:p>
          </table:table-cell>
          <table:table-cell office:value-type="string">
            <text:p>Ros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table:style-name="ce8" office:value-type="date" office:date-value="2017-06-12">
            <text:p>2017-06-12</text:p>
          </table:table-cell>
          <table:table-cell office:value-type="string">
            <text:p>Ot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table:style-name="ce8" office:value-type="date" office:date-value="2017-06-05">
            <text:p>2017-06-05</text:p>
          </table:table-cell>
          <table:table-cell office:value-type="string">
            <text:p>Kar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>
            <text:p>This is: NamedCellB</text:p>
          </table:table-cell>
          <table:table-cell/>
          <table:table-cell table:style-name="Default" table:number-columns-repeated="2"/>
          <table:table-cell table:number-columns-repeated="1019"/>
        </table:table-row>
        <table:named-expressions/>
      </table:table>
      <table:table table:name="Named Cells" table:style-name="ta1" table:print="false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his is: NamedCellA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his is: NamedCellB</text:p>
          </table:table-cell>
        </table:table-row>
        <table:named-expressions/>
      </table:table>
      <table:named-expressions>
        <table:named-range table:name="NamedCellA" table:base-cell-address="$'Named Cells'.$B$2" table:cell-range-address="$'Named Cells'.$B$2"/>
        <table:named-range table:name="NamedCellB" table:base-cell-address="$'Named Cells'.$B$2" table:cell-range-address="$'Named Cells'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0" number:min-integer-digits="1" number:min-exponent-digits="2"/>
    </number:number-style>
    <number:number-style style:name="N157">
      <number:number number:decimal-places="3" number:min-integer-digits="1"/>
    </number:number-style>
    <number:number-style style:name="N159P0" style:volatile="true">
      <number:text>Ja</number:text>
    </number:number-style>
    <number:number-style style:name="N159P1" style:volatile="true">
      <number:text>Ja</number:text>
    </number:number-style>
    <number:number-style style:name="N159">
      <number:text>Nein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Wahr</number:text>
    </number:number-style>
    <number:number-style style:name="N161P1" style:volatile="true">
      <number:text>Wahr</number:text>
    </number:number-style>
    <number:number-style style:name="N161">
      <number:text>Falsch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Ein</number:text>
    </number:number-style>
    <number:number-style style:name="N163P1" style:volatile="true">
      <number:text>Ein</number:text>
    </number:number-style>
    <number:number-style style:name="N163">
      <number:text>Aus</number:text>
      <style:map style:condition="value()&gt;0" style:apply-style-name="N163P0"/>
      <style:map style:condition="value()&lt;0" style:apply-style-name="N163P1"/>
    </number:number-style>
    <number:number-style style:name="N164">
      <number:number number:decimal-places="1" number:min-integer-digits="1"/>
    </number:number-style>
    <number:number-style style:name="N165">
      <number:number number:decimal-places="1" number:min-integer-digits="1" number:grouping="true"/>
    </number:number-style>
    <number:number-style style:name="N166">
      <number:number number:decimal-places="6" number:min-integer-digits="1"/>
    </number:number-style>
    <number:number-style style:name="N167">
      <number:number number:decimal-places="4" number:min-integer-digits="1"/>
    </number:number-style>
    <number:percentage-style style:name="N168">
      <number:number number:decimal-places="1" number:min-integer-digits="1"/>
      <number:text>%</number:text>
    </number:percentage-style>
    <number:number-style style:name="N171P0" style:volatile="true">
      <number:number number:decimal-places="3" number:min-integer-digits="1" number:grouping="true"/>
      <number:text> </number:text>
    </number:number-style>
    <number:number-style style:name="N171P1" style:volatile="true">
      <number:text> (</number:text>
      <number:number number:decimal-places="3" number:min-integer-digits="1" number:grouping="true"/>
      <number:text>)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CH">
      <number:day number:style="long"/>
      <number:text>. </number:text>
      <number:month number:textual="true"/>
    </number:date-style>
    <number:date-style style:name="N8108" number:language="de" number:country="CH">
      <number:month number:textual="true"/>
      <number:text> </number:text>
      <number:year/>
    </number:date-style>
    <number:time-style style:name="N8109" number:language="de" number:country="CH">
      <number:hours/>
      <number:text>:</number:text>
      <number:minutes number:style="long"/>
      <number:text> </number:text>
      <number:am-pm/>
    </number:time-style>
    <number:time-style style:name="N8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CH">
      <number:text>SFr. </number:text>
      <number:number number:decimal-places="0" number:min-integer-digits="1" number:grouping="true"/>
    </number:number-style>
    <number:number-style style:name="N8113" number:language="de" number:country="CH"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de" number:country="CH">
      <number:text>SFr. </number:text>
      <number:number number:decimal-places="0" number:min-integer-digits="1" number:grouping="true"/>
    </number:number-style>
    <number:number-style style:name="N8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de" number:country="CH">
      <number:text>SFr. </number:text>
      <number:number number:decimal-places="2" number:min-integer-digits="1" number:grouping="true"/>
    </number:number-style>
    <number:number-style style:name="N8116" number:language="de" number:country="CH"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text>SFr. </number:text>
      <number:number number:decimal-places="2" number:min-integer-digits="1" number:grouping="true"/>
    </number:number-style>
    <number:number-style style:name="N8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table-Top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3366ff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Datatable-Left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02cm solid #9999ff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9999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2.04.2018</text:date>, <text:time>22:12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07:15:05.350000000</meta:creation-date>
    <dc:date>2018-04-02T22:12:38.92</dc:date>
    <meta:editing-duration>PT1H13M12S</meta:editing-duration>
    <meta:editing-cycles>19</meta:editing-cycles>
    <meta:generator>OpenOffice/4.1.3$Win32 OpenOffice.org_project/413m1$Build-9783</meta:generator>
    <dc:creator>Hans Märki</dc:creator>
    <meta:document-statistic meta:table-count="3" meta:cell-count="119" meta:object-count="0"/>
  </office:meta>
</office:document-meta>
</file>